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28_10-20-18_000.jpg</text:p>
          </table:table-cell>
          <table:table-cell table:style-name="ce14" office:value-type="string">
            <text:p>:m 見た夢 / ドン；ショッピングパーク</text:p>
          </table:table-cell>
          <table:table-cell table:style-name="ce3"/>
          <table:table-cell table:style-name="ce3"/>
          <table:table-cell table:style-name="ce3" office:value-type="string">
            <text:p>N-35-35-21.542358 E-139-34-43.557128</text:p>
          </table:table-cell>
          <table:table-cell table:style-name="ce33" table:formula="of:=IF([.E2]=&quot;&quot;;[.C2];CONCATENATE([.C2];&quot; / &quot;;[.E2]))" office:value-type="string" office:string-value=":m 見た夢 / ドン；ショッピングパーク">
            <text:p>:m 見た夢 / ドン；ショッピングパーク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8_11-53-54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28_13-05-47_000.jpg</text:p>
          </table:table-cell>
          <table:table-cell table:style-name="ce20" office:value-type="string">
            <text:p>:m 災害備蓄 / 入れたもの / ほうき・ちりとりセット / 2p / @物置 / メモなし</text:p>
          </table:table-cell>
          <table:table-cell table:style-name="ce32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4]=&quot;&quot;;[.C4];CONCATENATE([.C4];&quot; / &quot;;[.E4]))" office:value-type="string" office:string-value=":m 災害備蓄 / 入れたもの / ほうき・ちりとりセット / 2p / @物置 / メモなし">
            <text:p>:m 災害備蓄 / 入れたもの / ほうき・ちりとりセット / 2p / @物置 / メモな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8_13-53-45_000.jpg</text:p>
          </table:table-cell>
          <table:table-cell table:style-name="ce6" office:value-type="string">
            <text:p>:m 東和 PHOTO / 200529f / 学芸大学駅 / こぶしえん新築工事 / １名 / テクノキャリア（扶桑電気）（東亜建設工業） / 資料</text:p>
          </table:table-cell>
          <table:table-cell table:style-name="ce24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3" table:formula="of:=IF([.E5]=&quot;&quot;;[.C5];CONCATENATE([.C5];&quot; / &quot;;[.E5]))" office:value-type="string" office:string-value=":m 東和 PHOTO / 200529f / 学芸大学駅 / こぶしえん新築工事 / １名 / テクノキャリア（扶桑電気）（東亜建設工業） / 資料">
            <text:p>:m 東和 PHOTO / 200529f / 学芸大学駅 / こぶしえん新築工事 / １名 / テクノキャリア（扶桑電気）（東亜建設工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8_13-54-34_000.jpg</text:p>
          </table:table-cell>
          <table:table-cell table:style-name="ce6" office:value-type="string">
            <text:p>:m 東和 PHOTO / 200529f / 学芸大学駅 / こぶしえん新築工事 / １名 / テクノキャリア（扶桑電気）（東亜建設工業） / 資料</text:p>
          </table:table-cell>
          <table:table-cell table:style-name="ce24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3" table:formula="of:=IF([.E6]=&quot;&quot;;[.C6];CONCATENATE([.C6];&quot; / &quot;;[.E6]))" office:value-type="string" office:string-value=":m 東和 PHOTO / 200529f / 学芸大学駅 / こぶしえん新築工事 / １名 / テクノキャリア（扶桑電気）（東亜建設工業） / 資料">
            <text:p>:m 東和 PHOTO / 200529f / 学芸大学駅 / こぶしえん新築工事 / １名 / テクノキャリア（扶桑電気）（東亜建設工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8_13-55-16_000.jpg</text:p>
          </table:table-cell>
          <table:table-cell table:style-name="ce6" office:value-type="string">
            <text:p>:m 東和 PHOTO / 200529f / 学芸大学駅 / こぶしえん新築工事 / １名 / テクノキャリア（扶桑電気）（東亜建設工業） / 資料</text:p>
          </table:table-cell>
          <table:table-cell table:style-name="ce14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7]=&quot;&quot;;[.C7];CONCATENATE([.C7];&quot; / &quot;;[.E7]))" office:value-type="string" office:string-value=":m 東和 PHOTO / 200529f / 学芸大学駅 / こぶしえん新築工事 / １名 / テクノキャリア（扶桑電気）（東亜建設工業） / 資料">
            <text:p>:m 東和 PHOTO / 200529f / 学芸大学駅 / こぶしえん新築工事 / １名 / テクノキャリア（扶桑電気）（東亜建設工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8_13-56-58_000.jpg</text:p>
          </table:table-cell>
          <table:table-cell table:style-name="ce6" office:value-type="string">
            <text:p>:m 東和 PHOTO / 200529f / 学芸大学駅 / こぶしえん新築工事 / １名 / テクノキャリア（扶桑電気）（東亜建設工業） / 資料</text:p>
          </table:table-cell>
          <table:table-cell table:style-name="ce15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3" table:formula="of:=IF([.E8]=&quot;&quot;;[.C8];CONCATENATE([.C8];&quot; / &quot;;[.E8]))" office:value-type="string" office:string-value=":m 東和 PHOTO / 200529f / 学芸大学駅 / こぶしえん新築工事 / １名 / テクノキャリア（扶桑電気）（東亜建設工業） / 資料">
            <text:p>:m 東和 PHOTO / 200529f / 学芸大学駅 / こぶしえん新築工事 / １名 / テクノキャリア（扶桑電気）（東亜建設工業） / 資料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8_18-31-45_000.jpg</text:p>
          </table:table-cell>
          <table:table-cell table:style-name="ce16" office:value-type="string">
            <text:p>:m RES 1-2*2 / free# JVEMV6 37#23_31 / 37. miscs of miscs / 23. CO2 / CO2-split;methods / plasma;蛍光灯；仕組み</text:p>
          </table:table-cell>
          <table:table-cell table:style-name="ce16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3" table:formula="of:=IF([.E9]=&quot;&quot;;[.C9];CONCATENATE([.C9];&quot; / &quot;;[.E9]))" office:value-type="string" office:string-value=":m RES 1-2*2 / free# JVEMV6 37#23_31 / 37. miscs of miscs / 23. CO2 / CO2-split;methods / plasma;蛍光灯；仕組み">
            <text:p>:m RES 1-2*2 / free# JVEMV6 37#23_31 / 37. miscs of miscs / 23. CO2 / CO2-split;methods / plasma;蛍光灯；仕組み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8_20-58-35_000.jpg</text:p>
          </table:table-cell>
          <table:table-cell table:style-name="ce1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3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8_22-28-39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29_04-54-10_000.jpg</text:p>
          </table:table-cell>
          <table:table-cell table:style-name="ce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12]=&quot;&quot;;[.C12];CONCATENATE([.C12];&quot; / &quot;;[.E1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29_05-29-37_000.jpg</text:p>
          </table:table-cell>
          <table:table-cell table:style-name="ce6" office:value-type="string">
            <text:p>:m 東和 PHOTO / 200529f / 学芸大学駅 / こぶしえん新築工事 / １名 / テクノキャリア（扶桑電気）（東亜建設工業） / 出発時間 / N-35-35-28.202819 E-139-34-50.203857</text:p>
          </table:table-cell>
          <table:table-cell table:style-name="ce17"/>
          <table:table-cell table:style-name="ce3" table:formula="of:=[.F13]" office:value-type="string" office:string-value="N-35-35-28.202819 E-139-34-50.203857">
            <text:p>N-35-35-28.202819 E-139-34-50.203857</text:p>
          </table:table-cell>
          <table:table-cell table:style-name="ce3" office:value-type="string">
            <text:p>N-35-35-28.202819 E-139-34-50.203857</text:p>
          </table:table-cell>
          <table:table-cell table:style-name="ce33" table:formula="of:=IF([.E13]=&quot;&quot;;[.C13];CONCATENATE([.C13];&quot; / &quot;;[.E13]))" office:value-type="string" office:string-value=":m 東和 PHOTO / 200529f / 学芸大学駅 / こぶしえん新築工事 / １名 / テクノキャリア（扶桑電気）（東亜建設工業） / 出発時間 / N-35-35-28.202819 E-139-34-50.203857 / N-35-35-28.202819 E-139-34-50.203857">
            <text:p>:m 東和 PHOTO / 200529f / 学芸大学駅 / こぶしえん新築工事 / １名 / テクノキャリア（扶桑電気）（東亜建設工業） / 出発時間 / N-35-35-28.202819 E-139-34-50.203857 / N-35-35-28.202819 E-139-34-50.203857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29_14-55-21_000.jpg</text:p>
          </table:table-cell>
          <table:table-cell table:style-name="ce17" office:value-type="string">
            <text:p>JVEMV6 52#2 / 52. 自然観察 / 1. grass / field_photos / 雑草、草本 / @東和現場近く、学芸大学駅への道；稲荷の正面；マンション敷地内 / 雑草の葉っぱ；左右が非対称 id=SW2O / N-35-37-42.0 E-139-41-46.0</text:p>
          </table:table-cell>
          <table:table-cell table:style-name="ce6"/>
          <table:table-cell table:style-name="ce3" table:formula="of:=[.F14]" office:value-type="string" office:string-value="N-35-37-42.0 E-139-41-46.0">
            <text:p>N-35-37-42.0 E-139-41-46.0</text:p>
          </table:table-cell>
          <table:table-cell table:style-name="ce3" office:value-type="string">
            <text:p>N-35-37-42.0 E-139-41-46.0</text:p>
          </table:table-cell>
          <table:table-cell table:style-name="ce33" table:formula="of:=IF([.E14]=&quot;&quot;;[.C14];CONCATENATE([.C14];&quot; / &quot;;[.E14]))" office:value-type="string" office:string-value="JVEMV6 52#2 / 52. 自然観察 / 1. grass / field_photos / 雑草、草本 / @東和現場近く、学芸大学駅への道；稲荷の正面；マンション敷地内 / 雑草の葉っぱ；左右が非対称 id=SW2O / N-35-37-42.0 E-139-41-46.0 / N-35-37-42.0 E-139-41-46.0">
            <text:p>JVEMV6 52#2 / 52. 自然観察 / 1. grass / field_photos / 雑草、草本 / @東和現場近く、学芸大学駅への道；稲荷の正面；マンション敷地内 / 雑草の葉っぱ；左右が非対称 id=SW2O / N-35-37-42.0 E-139-41-46.0 / N-35-37-42.0 E-139-41-46.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29_14-55-24_000.jpg</text:p>
          </table:table-cell>
          <table:table-cell table:style-name="ce17" office:value-type="string">
            <text:p>JVEMV6 52#2 / 52. 自然観察 / 1. grass / field_photos / 雑草、草本 / @東和現場近く、学芸大学駅への道；稲荷の正面；マンション敷地内 / 雑草の葉っぱ；左右が非対称 id=SW2O / N-35-37-42.0 E-139-41-46.0</text:p>
          </table:table-cell>
          <table:table-cell table:style-name="ce15"/>
          <table:table-cell table:style-name="ce3" table:formula="of:=[.F15]" office:value-type="string" office:string-value="N-35-37-42.0 E-139-41-46.0">
            <text:p>N-35-37-42.0 E-139-41-46.0</text:p>
          </table:table-cell>
          <table:table-cell table:style-name="ce3" office:value-type="string">
            <text:p>N-35-37-42.0 E-139-41-46.0</text:p>
          </table:table-cell>
          <table:table-cell table:style-name="ce33" table:formula="of:=IF([.E15]=&quot;&quot;;[.C15];CONCATENATE([.C15];&quot; / &quot;;[.E15]))" office:value-type="string" office:string-value="JVEMV6 52#2 / 52. 自然観察 / 1. grass / field_photos / 雑草、草本 / @東和現場近く、学芸大学駅への道；稲荷の正面；マンション敷地内 / 雑草の葉っぱ；左右が非対称 id=SW2O / N-35-37-42.0 E-139-41-46.0 / N-35-37-42.0 E-139-41-46.0">
            <text:p>JVEMV6 52#2 / 52. 自然観察 / 1. grass / field_photos / 雑草、草本 / @東和現場近く、学芸大学駅への道；稲荷の正面；マンション敷地内 / 雑草の葉っぱ；左右が非対称 id=SW2O / N-35-37-42.0 E-139-41-46.0 / N-35-37-42.0 E-139-41-46.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29_14-55-44_000.jpg</text:p>
          </table:table-cell>
          <table:table-cell table:style-name="ce17" office:value-type="string">
            <text:p>JVEMV6 52#2 / 52. 自然観察 / 1. grass / field_photos / 雑草、草本 / @東和現場近く、学芸大学駅への道；稲荷の正面；マンション敷地内 / 雑草の葉っぱ；左右が非対称 id=SW2O / N-35-37-42.400817 E-139-41-45.981445</text:p>
          </table:table-cell>
          <table:table-cell table:style-name="ce15"/>
          <table:table-cell table:style-name="ce3" table:formula="of:=[.F16]" office:value-type="string" office:string-value="N-35-37-42.400817 E-139-41-45.981445">
            <text:p>N-35-37-42.400817 E-139-41-45.981445</text:p>
          </table:table-cell>
          <table:table-cell table:style-name="ce3" office:value-type="string">
            <text:p>N-35-37-42.400817 E-139-41-45.981445</text:p>
          </table:table-cell>
          <table:table-cell table:style-name="ce33" table:formula="of:=IF([.E16]=&quot;&quot;;[.C16];CONCATENATE([.C16];&quot; / &quot;;[.E16]))" office:value-type="string" office:string-value="JVEMV6 52#2 / 52. 自然観察 / 1. grass / field_photos / 雑草、草本 / @東和現場近く、学芸大学駅への道；稲荷の正面；マンション敷地内 / 雑草の葉っぱ；左右が非対称 id=SW2O / N-35-37-42.400817 E-139-41-45.981445 / N-35-37-42.400817 E-139-41-45.981445">
            <text:p>JVEMV6 52#2 / 52. 自然観察 / 1. grass / field_photos / 雑草、草本 / @東和現場近く、学芸大学駅への道；稲荷の正面；マンション敷地内 / 雑草の葉っぱ；左右が非対称 id=SW2O / N-35-37-42.400817 E-139-41-45.981445 / N-35-37-42.400817 E-139-41-45.981445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5-29_14-55-53_000.jpg</text:p>
          </table:table-cell>
          <table:table-cell table:style-name="ce17" office:value-type="string">
            <text:p>JVEMV6 52#2 / 52. 自然観察 / 1. grass / field_photos / 雑草、草本 / @東和現場近く、学芸大学駅への道；稲荷の正面；マンション敷地内 / 雑草の葉っぱ；左右が非対称 id=SW2O / N-35-37-42.400817 E-139-41-45.981445</text:p>
          </table:table-cell>
          <table:table-cell table:style-name="ce15"/>
          <table:table-cell table:style-name="ce3" table:formula="of:=[.F17]" office:value-type="string" office:string-value="N-35-37-42.400817 E-139-41-45.981445">
            <text:p>N-35-37-42.400817 E-139-41-45.981445</text:p>
          </table:table-cell>
          <table:table-cell table:style-name="ce3" office:value-type="string">
            <text:p>N-35-37-42.400817 E-139-41-45.981445</text:p>
          </table:table-cell>
          <table:table-cell table:style-name="ce33" table:formula="of:=IF([.E17]=&quot;&quot;;[.C17];CONCATENATE([.C17];&quot; / &quot;;[.E17]))" office:value-type="string" office:string-value="JVEMV6 52#2 / 52. 自然観察 / 1. grass / field_photos / 雑草、草本 / @東和現場近く、学芸大学駅への道；稲荷の正面；マンション敷地内 / 雑草の葉っぱ；左右が非対称 id=SW2O / N-35-37-42.400817 E-139-41-45.981445 / N-35-37-42.400817 E-139-41-45.981445">
            <text:p>JVEMV6 52#2 / 52. 自然観察 / 1. grass / field_photos / 雑草、草本 / @東和現場近く、学芸大学駅への道；稲荷の正面；マンション敷地内 / 雑草の葉っぱ；左右が非対称 id=SW2O / N-35-37-42.400817 E-139-41-45.981445 / N-35-37-42.400817 E-139-41-45.981445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5-29_14-56-08_000.jpg</text:p>
          </table:table-cell>
          <table:table-cell table:style-name="ce17" office:value-type="string">
            <text:p>JVEMV6 52#2 / 52. 自然観察 / 1. grass / field_photos / 雑草、草本 / @東和現場近く、学芸大学駅への道；稲荷の正面；マンション敷地内 / 雑草の葉っぱ；左右が非対称 id=SW2O / N-35-37-42.469482 E-139-41-45.926513</text:p>
          </table:table-cell>
          <table:table-cell table:style-name="ce16"/>
          <table:table-cell table:style-name="ce3" table:formula="of:=[.F18]" office:value-type="string" office:string-value="N-35-37-42.469482 E-139-41-45.926513">
            <text:p>N-35-37-42.469482 E-139-41-45.926513</text:p>
          </table:table-cell>
          <table:table-cell table:style-name="ce3" office:value-type="string">
            <text:p>N-35-37-42.469482 E-139-41-45.926513</text:p>
          </table:table-cell>
          <table:table-cell table:style-name="ce33" table:formula="of:=IF([.E18]=&quot;&quot;;[.C18];CONCATENATE([.C18];&quot; / &quot;;[.E18]))" office:value-type="string" office:string-value="JVEMV6 52#2 / 52. 自然観察 / 1. grass / field_photos / 雑草、草本 / @東和現場近く、学芸大学駅への道；稲荷の正面；マンション敷地内 / 雑草の葉っぱ；左右が非対称 id=SW2O / N-35-37-42.469482 E-139-41-45.926513 / N-35-37-42.469482 E-139-41-45.926513">
            <text:p>JVEMV6 52#2 / 52. 自然観察 / 1. grass / field_photos / 雑草、草本 / @東和現場近く、学芸大学駅への道；稲荷の正面；マンション敷地内 / 雑草の葉っぱ；左右が非対称 id=SW2O / N-35-37-42.469482 E-139-41-45.926513 / N-35-37-42.469482 E-139-41-45.926513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5-29_15-01-18_000.jpg</text:p>
          </table:table-cell>
          <table:table-cell table:style-name="ce17" office:value-type="string">
            <text:p>JVEMV6 52#2 / 52. 自然観察 / 1. grass / field_photos / 雑草、草本、花 / @東和現場近く、学芸大学駅への道；大通り / 草本の花；見たことない id=ZMVJ / N-35-37-42.551879 E-139-41-40.378417</text:p>
          </table:table-cell>
          <table:table-cell table:style-name="ce17"/>
          <table:table-cell table:style-name="ce3" table:formula="of:=[.F19]" office:value-type="string" office:string-value="N-35-37-42.551879 E-139-41-40.378417">
            <text:p>N-35-37-42.551879 E-139-41-40.378417</text:p>
          </table:table-cell>
          <table:table-cell table:style-name="ce3" office:value-type="string">
            <text:p>N-35-37-42.551879 E-139-41-40.378417</text:p>
          </table:table-cell>
          <table:table-cell table:style-name="ce33" table:formula="of:=IF([.E19]=&quot;&quot;;[.C19];CONCATENATE([.C19];&quot; / &quot;;[.E19]))" office:value-type="string" office:string-value="JVEMV6 52#2 / 52. 自然観察 / 1. grass / field_photos / 雑草、草本、花 / @東和現場近く、学芸大学駅への道；大通り / 草本の花；見たことない id=ZMVJ / N-35-37-42.551879 E-139-41-40.378417 / N-35-37-42.551879 E-139-41-40.378417">
            <text:p>JVEMV6 52#2 / 52. 自然観察 / 1. grass / field_photos / 雑草、草本、花 / @東和現場近く、学芸大学駅への道；大通り / 草本の花；見たことない id=ZMVJ / N-35-37-42.551879 E-139-41-40.378417 / N-35-37-42.551879 E-139-41-40.37841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5-29_15-01-23_000.jpg</text:p>
          </table:table-cell>
          <table:table-cell table:style-name="ce17" office:value-type="string">
            <text:p>JVEMV6 52#2 / 52. 自然観察 / 1. grass / field_photos / 雑草、草本、花 / @東和現場近く、学芸大学駅への道；大通り / 草本の花；見たことない id=ZMVJ / N-35-37-42.551879 E-139-41-40.378417</text:p>
          </table:table-cell>
          <table:table-cell table:style-name="ce15"/>
          <table:table-cell table:style-name="ce3" table:formula="of:=[.F20]" office:value-type="string" office:string-value="N-35-37-42.551879 E-139-41-40.378417">
            <text:p>N-35-37-42.551879 E-139-41-40.378417</text:p>
          </table:table-cell>
          <table:table-cell table:style-name="ce3" office:value-type="string">
            <text:p>N-35-37-42.551879 E-139-41-40.378417</text:p>
          </table:table-cell>
          <table:table-cell table:style-name="ce33" table:formula="of:=IF([.E20]=&quot;&quot;;[.C20];CONCATENATE([.C20];&quot; / &quot;;[.E20]))" office:value-type="string" office:string-value="JVEMV6 52#2 / 52. 自然観察 / 1. grass / field_photos / 雑草、草本、花 / @東和現場近く、学芸大学駅への道；大通り / 草本の花；見たことない id=ZMVJ / N-35-37-42.551879 E-139-41-40.378417 / N-35-37-42.551879 E-139-41-40.378417">
            <text:p>JVEMV6 52#2 / 52. 自然観察 / 1. grass / field_photos / 雑草、草本、花 / @東和現場近く、学芸大学駅への道；大通り / 草本の花；見たことない id=ZMVJ / N-35-37-42.551879 E-139-41-40.378417 / N-35-37-42.551879 E-139-41-40.37841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5-29_15-01-26_000.jpg</text:p>
          </table:table-cell>
          <table:table-cell table:style-name="ce17" office:value-type="string">
            <text:p>JVEMV6 52#2 / 52. 自然観察 / 1. grass / field_photos / 雑草、草本、花 / @東和現場近く、学芸大学駅への道；大通り / 草本の花；見たことない id=ZMVJ / N-35-37-42.551879 E-139-41-40.378417</text:p>
          </table:table-cell>
          <table:table-cell table:style-name="ce16"/>
          <table:table-cell table:style-name="ce3" table:formula="of:=[.F21]" office:value-type="string" office:string-value="N-35-37-42.551879 E-139-41-40.378417">
            <text:p>N-35-37-42.551879 E-139-41-40.378417</text:p>
          </table:table-cell>
          <table:table-cell table:style-name="ce3" office:value-type="string">
            <text:p>N-35-37-42.551879 E-139-41-40.378417</text:p>
          </table:table-cell>
          <table:table-cell table:style-name="ce33" table:formula="of:=IF([.E21]=&quot;&quot;;[.C21];CONCATENATE([.C21];&quot; / &quot;;[.E21]))" office:value-type="string" office:string-value="JVEMV6 52#2 / 52. 自然観察 / 1. grass / field_photos / 雑草、草本、花 / @東和現場近く、学芸大学駅への道；大通り / 草本の花；見たことない id=ZMVJ / N-35-37-42.551879 E-139-41-40.378417 / N-35-37-42.551879 E-139-41-40.378417">
            <text:p>JVEMV6 52#2 / 52. 自然観察 / 1. grass / field_photos / 雑草、草本、花 / @東和現場近く、学芸大学駅への道；大通り / 草本の花；見たことない id=ZMVJ / N-35-37-42.551879 E-139-41-40.378417 / N-35-37-42.551879 E-139-41-40.37841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5-29_15-01-30_000.jpg</text:p>
          </table:table-cell>
          <table:table-cell table:style-name="ce17" office:value-type="string">
            <text:p>JVEMV6 52#2 / 52. 自然観察 / 1. grass / field_photos / 雑草、草本、花 / @東和現場近く、学芸大学駅への道；大通り / 草本の花；見たことない id=ZMVJ / N-35-37-42.551879 E-139-41-40.378417</text:p>
          </table:table-cell>
          <table:table-cell table:style-name="ce17"/>
          <table:table-cell table:style-name="ce3" table:formula="of:=[.F22]" office:value-type="string" office:string-value="N-35-37-42.551879 E-139-41-40.378417">
            <text:p>N-35-37-42.551879 E-139-41-40.378417</text:p>
          </table:table-cell>
          <table:table-cell table:style-name="ce3" office:value-type="string">
            <text:p>N-35-37-42.551879 E-139-41-40.378417</text:p>
          </table:table-cell>
          <table:table-cell table:style-name="ce33" table:formula="of:=IF([.E22]=&quot;&quot;;[.C22];CONCATENATE([.C22];&quot; / &quot;;[.E22]))" office:value-type="string" office:string-value="JVEMV6 52#2 / 52. 自然観察 / 1. grass / field_photos / 雑草、草本、花 / @東和現場近く、学芸大学駅への道；大通り / 草本の花；見たことない id=ZMVJ / N-35-37-42.551879 E-139-41-40.378417 / N-35-37-42.551879 E-139-41-40.378417">
            <text:p>JVEMV6 52#2 / 52. 自然観察 / 1. grass / field_photos / 雑草、草本、花 / @東和現場近く、学芸大学駅への道；大通り / 草本の花；見たことない id=ZMVJ / N-35-37-42.551879 E-139-41-40.378417 / N-35-37-42.551879 E-139-41-40.37841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5-29_15-01-37_000.jpg</text:p>
          </table:table-cell>
          <table:table-cell table:style-name="ce17" office:value-type="string">
            <text:p>JVEMV6 52#2 / 52. 自然観察 / 1. grass / field_photos / 雑草、草本、花 / @東和現場近く、学芸大学駅への道；大通り / 草本の花；見たことない id=ZMVJ / N-35-37-42.551879 E-139-41-40.378417</text:p>
          </table:table-cell>
          <table:table-cell table:style-name="ce14"/>
          <table:table-cell table:style-name="ce3" table:formula="of:=[.F23]" office:value-type="string" office:string-value="N-35-37-42.551879 E-139-41-40.378417">
            <text:p>N-35-37-42.551879 E-139-41-40.378417</text:p>
          </table:table-cell>
          <table:table-cell table:style-name="ce3" office:value-type="string">
            <text:p>N-35-37-42.551879 E-139-41-40.378417</text:p>
          </table:table-cell>
          <table:table-cell table:style-name="ce33" table:formula="of:=IF([.E23]=&quot;&quot;;[.C23];CONCATENATE([.C23];&quot; / &quot;;[.E23]))" office:value-type="string" office:string-value="JVEMV6 52#2 / 52. 自然観察 / 1. grass / field_photos / 雑草、草本、花 / @東和現場近く、学芸大学駅への道；大通り / 草本の花；見たことない id=ZMVJ / N-35-37-42.551879 E-139-41-40.378417 / N-35-37-42.551879 E-139-41-40.378417">
            <text:p>JVEMV6 52#2 / 52. 自然観察 / 1. grass / field_photos / 雑草、草本、花 / @東和現場近く、学芸大学駅への道；大通り / 草本の花；見たことない id=ZMVJ / N-35-37-42.551879 E-139-41-40.378417 / N-35-37-42.551879 E-139-41-40.37841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5-29_15-01-43_000.jpg</text:p>
          </table:table-cell>
          <table:table-cell table:style-name="ce17" office:value-type="string">
            <text:p>JVEMV6 52#2 / 52. 自然観察 / 1. grass / field_photos / 雑草、草本、花 / @東和現場近く、学芸大学駅への道；大通り / 草本の花；見たことない id=ZMVJ / N-35-37-42.551879 E-139-41-40.378417</text:p>
          </table:table-cell>
          <table:table-cell table:style-name="ce3"/>
          <table:table-cell table:style-name="ce3" table:formula="of:=[.F24]" office:value-type="string" office:string-value="N-35-37-42.551879 E-139-41-40.378417">
            <text:p>N-35-37-42.551879 E-139-41-40.378417</text:p>
          </table:table-cell>
          <table:table-cell table:style-name="ce3" office:value-type="string">
            <text:p>N-35-37-42.551879 E-139-41-40.378417</text:p>
          </table:table-cell>
          <table:table-cell table:style-name="ce33" table:formula="of:=IF([.E24]=&quot;&quot;;[.C24];CONCATENATE([.C24];&quot; / &quot;;[.E24]))" office:value-type="string" office:string-value="JVEMV6 52#2 / 52. 自然観察 / 1. grass / field_photos / 雑草、草本、花 / @東和現場近く、学芸大学駅への道；大通り / 草本の花；見たことない id=ZMVJ / N-35-37-42.551879 E-139-41-40.378417 / N-35-37-42.551879 E-139-41-40.378417">
            <text:p>JVEMV6 52#2 / 52. 自然観察 / 1. grass / field_photos / 雑草、草本、花 / @東和現場近く、学芸大学駅への道；大通り / 草本の花；見たことない id=ZMVJ / N-35-37-42.551879 E-139-41-40.378417 / N-35-37-42.551879 E-139-41-40.37841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5-29_15-01-46_000.jpg</text:p>
          </table:table-cell>
          <table:table-cell table:style-name="ce17" office:value-type="string">
            <text:p>JVEMV6 52#2 / 52. 自然観察 / 1. grass / field_photos / 雑草、草本、花 / @東和現場近く、学芸大学駅への道；大通り / 草本の花；見たことない id=ZMVJ / N-35-37-42.551879 E-139-41-40.378417</text:p>
          </table:table-cell>
          <table:table-cell table:style-name="ce3"/>
          <table:table-cell table:style-name="ce3" table:formula="of:=[.F25]" office:value-type="string" office:string-value="N-35-37-42.551879 E-139-41-40.378417">
            <text:p>N-35-37-42.551879 E-139-41-40.378417</text:p>
          </table:table-cell>
          <table:table-cell table:style-name="ce3" office:value-type="string">
            <text:p>N-35-37-42.551879 E-139-41-40.378417</text:p>
          </table:table-cell>
          <table:table-cell table:style-name="ce33" table:formula="of:=IF([.E25]=&quot;&quot;;[.C25];CONCATENATE([.C25];&quot; / &quot;;[.E25]))" office:value-type="string" office:string-value="JVEMV6 52#2 / 52. 自然観察 / 1. grass / field_photos / 雑草、草本、花 / @東和現場近く、学芸大学駅への道；大通り / 草本の花；見たことない id=ZMVJ / N-35-37-42.551879 E-139-41-40.378417 / N-35-37-42.551879 E-139-41-40.378417">
            <text:p>JVEMV6 52#2 / 52. 自然観察 / 1. grass / field_photos / 雑草、草本、花 / @東和現場近く、学芸大学駅への道；大通り / 草本の花；見たことない id=ZMVJ / N-35-37-42.551879 E-139-41-40.378417 / N-35-37-42.551879 E-139-41-40.37841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5-29_15-02-00_000.jpg</text:p>
          </table:table-cell>
          <table:table-cell table:style-name="ce17" office:value-type="string">
            <text:p>JVEMV6 52#2 / 52. 自然観察 / 1. grass / field_photos / 雑草、草本、花 / @東和現場近く、学芸大学駅への道；大通り / 草本の花；見たことない id=ZMVJ / N-35-37-43.128662 E-139-41-41.861572</text:p>
          </table:table-cell>
          <table:table-cell table:style-name="ce16"/>
          <table:table-cell table:style-name="ce3" table:formula="of:=[.F26]" office:value-type="string" office:string-value="N-35-37-43.128662 E-139-41-41.861572">
            <text:p>N-35-37-43.128662 E-139-41-41.861572</text:p>
          </table:table-cell>
          <table:table-cell table:style-name="ce3" office:value-type="string">
            <text:p>N-35-37-43.128662 E-139-41-41.861572</text:p>
          </table:table-cell>
          <table:table-cell table:style-name="ce33" table:formula="of:=IF([.E26]=&quot;&quot;;[.C26];CONCATENATE([.C26];&quot; / &quot;;[.E26]))" office:value-type="string" office:string-value="JVEMV6 52#2 / 52. 自然観察 / 1. grass / field_photos / 雑草、草本、花 / @東和現場近く、学芸大学駅への道；大通り / 草本の花；見たことない id=ZMVJ / N-35-37-43.128662 E-139-41-41.861572 / N-35-37-43.128662 E-139-41-41.861572">
            <text:p>JVEMV6 52#2 / 52. 自然観察 / 1. grass / field_photos / 雑草、草本、花 / @東和現場近く、学芸大学駅への道；大通り / 草本の花；見たことない id=ZMVJ / N-35-37-43.128662 E-139-41-41.861572 / N-35-37-43.128662 E-139-41-41.86157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5-29_15-02-15_000.jpg</text:p>
          </table:table-cell>
          <table:table-cell table:style-name="ce17" office:value-type="string">
            <text:p>JVEMV6 52#2 / 52. 自然観察 / 1. grass / field_photos / 雑草、草本、花 / @東和現場近く、学芸大学駅への道；大通り / 草本の花；見たことない id=ZMVJ / N-35-37-43.128662 E-139-41-41.861572</text:p>
          </table:table-cell>
          <table:table-cell table:style-name="ce17"/>
          <table:table-cell table:style-name="ce3" table:formula="of:=[.F27]" office:value-type="string" office:string-value="N-35-37-43.128662 E-139-41-41.861572">
            <text:p>N-35-37-43.128662 E-139-41-41.861572</text:p>
          </table:table-cell>
          <table:table-cell table:style-name="ce3" office:value-type="string">
            <text:p>N-35-37-43.128662 E-139-41-41.861572</text:p>
          </table:table-cell>
          <table:table-cell table:style-name="ce33" table:formula="of:=IF([.E27]=&quot;&quot;;[.C27];CONCATENATE([.C27];&quot; / &quot;;[.E27]))" office:value-type="string" office:string-value="JVEMV6 52#2 / 52. 自然観察 / 1. grass / field_photos / 雑草、草本、花 / @東和現場近く、学芸大学駅への道；大通り / 草本の花；見たことない id=ZMVJ / N-35-37-43.128662 E-139-41-41.861572 / N-35-37-43.128662 E-139-41-41.861572">
            <text:p>JVEMV6 52#2 / 52. 自然観察 / 1. grass / field_photos / 雑草、草本、花 / @東和現場近く、学芸大学駅への道；大通り / 草本の花；見たことない id=ZMVJ / N-35-37-43.128662 E-139-41-41.861572 / N-35-37-43.128662 E-139-41-41.86157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5-29_15-19-43_000.jpg</text:p>
          </table:table-cell>
          <table:table-cell table:style-name="ce6" office:value-type="string">
            <text:p>:PHOTO 記録しておきたいもの / @学芸大学駅、東和現場への途中 / 公園内；滑り台；コロナ対策の処置；入口の掲示物 / N-35-37-44.007568 E-139-41-18.186035</text:p>
          </table:table-cell>
          <table:table-cell table:style-name="ce16"/>
          <table:table-cell table:style-name="ce3" table:formula="of:=[.F28]" office:value-type="string" office:string-value="N-35-37-44.007568 E-139-41-18.186035">
            <text:p>N-35-37-44.007568 E-139-41-18.186035</text:p>
          </table:table-cell>
          <table:table-cell table:style-name="ce3" office:value-type="string">
            <text:p>N-35-37-44.007568 E-139-41-18.186035</text:p>
          </table:table-cell>
          <table:table-cell table:style-name="ce33" table:formula="of:=IF([.E28]=&quot;&quot;;[.C28];CONCATENATE([.C28];&quot; / &quot;;[.E28]))" office:value-type="string" office:string-value=":PHOTO 記録しておきたいもの / @学芸大学駅、東和現場への途中 / 公園内；滑り台；コロナ対策の処置；入口の掲示物 / N-35-37-44.007568 E-139-41-18.186035 / N-35-37-44.007568 E-139-41-18.186035">
            <text:p>:PHOTO 記録しておきたいもの / @学芸大学駅、東和現場への途中 / 公園内；滑り台；コロナ対策の処置；入口の掲示物 / N-35-37-44.007568 E-139-41-18.186035 / N-35-37-44.007568 E-139-41-18.18603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5-29_15-19-47_000.jpg</text:p>
          </table:table-cell>
          <table:table-cell table:style-name="ce6" office:value-type="string">
            <text:p>:PHOTO 記録しておきたいもの / @学芸大学駅、東和現場への途中 / 公園内；滑り台；コロナ対策の処置；入口の掲示物 / N-35-37-44.007568 E-139-41-18.186035</text:p>
          </table:table-cell>
          <table:table-cell table:style-name="ce6"/>
          <table:table-cell table:style-name="ce3" table:formula="of:=[.F29]" office:value-type="string" office:string-value="N-35-37-44.007568 E-139-41-18.186035">
            <text:p>N-35-37-44.007568 E-139-41-18.186035</text:p>
          </table:table-cell>
          <table:table-cell table:style-name="ce3" office:value-type="string">
            <text:p>N-35-37-44.007568 E-139-41-18.186035</text:p>
          </table:table-cell>
          <table:table-cell table:style-name="ce33" table:formula="of:=IF([.E29]=&quot;&quot;;[.C29];CONCATENATE([.C29];&quot; / &quot;;[.E29]))" office:value-type="string" office:string-value=":PHOTO 記録しておきたいもの / @学芸大学駅、東和現場への途中 / 公園内；滑り台；コロナ対策の処置；入口の掲示物 / N-35-37-44.007568 E-139-41-18.186035 / N-35-37-44.007568 E-139-41-18.186035">
            <text:p>:PHOTO 記録しておきたいもの / @学芸大学駅、東和現場への途中 / 公園内；滑り台；コロナ対策の処置；入口の掲示物 / N-35-37-44.007568 E-139-41-18.186035 / N-35-37-44.007568 E-139-41-18.18603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5-29_15-20-06_000.jpg</text:p>
          </table:table-cell>
          <table:table-cell table:style-name="ce6" office:value-type="string">
            <text:p>:PHOTO 記録しておきたいもの / @学芸大学駅、東和現場への途中 / 公園内；滑り台；コロナ対策の処置；入口の掲示物 / N-35-37-44.007568 E-139-41-18.186035</text:p>
          </table:table-cell>
          <table:table-cell table:style-name="ce15"/>
          <table:table-cell table:style-name="ce3" table:formula="of:=[.F30]" office:value-type="string" office:string-value="N-35-37-44.007568 E-139-41-18.186035">
            <text:p>N-35-37-44.007568 E-139-41-18.186035</text:p>
          </table:table-cell>
          <table:table-cell table:style-name="ce3" office:value-type="string">
            <text:p>N-35-37-44.007568 E-139-41-18.186035</text:p>
          </table:table-cell>
          <table:table-cell table:style-name="ce33" table:formula="of:=IF([.E30]=&quot;&quot;;[.C30];CONCATENATE([.C30];&quot; / &quot;;[.E30]))" office:value-type="string" office:string-value=":PHOTO 記録しておきたいもの / @学芸大学駅、東和現場への途中 / 公園内；滑り台；コロナ対策の処置；入口の掲示物 / N-35-37-44.007568 E-139-41-18.186035 / N-35-37-44.007568 E-139-41-18.186035">
            <text:p>:PHOTO 記録しておきたいもの / @学芸大学駅、東和現場への途中 / 公園内；滑り台；コロナ対策の処置；入口の掲示物 / N-35-37-44.007568 E-139-41-18.186035 / N-35-37-44.007568 E-139-41-18.18603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5-29_15-20-45_000.jpg</text:p>
          </table:table-cell>
          <table:table-cell table:style-name="ce6" office:value-type="string">
            <text:p>:PHOTO 記録しておきたいもの / @学芸大学駅、東和現場への途中 / 公園前の掲示板；町内会；商店街 / N-35-37-43.92517 E-139-41-18.405761</text:p>
          </table:table-cell>
          <table:table-cell table:style-name="ce16"/>
          <table:table-cell table:style-name="ce3" table:formula="of:=[.F31]" office:value-type="string" office:string-value="N-35-37-43.92517 E-139-41-18.405761">
            <text:p>N-35-37-43.92517 E-139-41-18.405761</text:p>
          </table:table-cell>
          <table:table-cell table:style-name="ce3" office:value-type="string">
            <text:p>N-35-37-43.92517 E-139-41-18.405761</text:p>
          </table:table-cell>
          <table:table-cell table:style-name="ce33" table:formula="of:=IF([.E31]=&quot;&quot;;[.C31];CONCATENATE([.C31];&quot; / &quot;;[.E31]))" office:value-type="string" office:string-value=":PHOTO 記録しておきたいもの / @学芸大学駅、東和現場への途中 / 公園前の掲示板；町内会；商店街 / N-35-37-43.92517 E-139-41-18.405761 / N-35-37-43.92517 E-139-41-18.405761">
            <text:p>:PHOTO 記録しておきたいもの / @学芸大学駅、東和現場への途中 / 公園前の掲示板；町内会；商店街 / N-35-37-43.92517 E-139-41-18.405761 / N-35-37-43.92517 E-139-41-18.40576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5-29_15-20-55_000.jpg</text:p>
          </table:table-cell>
          <table:table-cell table:style-name="ce6" office:value-type="string">
            <text:p>:PHOTO 記録しておきたいもの / @学芸大学駅、東和現場への途中 / 公園前の掲示板；町内会；商店街 / N-35-37-43.92517 E-139-41-18.405761</text:p>
          </table:table-cell>
          <table:table-cell table:style-name="ce17"/>
          <table:table-cell table:style-name="ce3" table:formula="of:=[.F32]" office:value-type="string" office:string-value="N-35-37-43.92517 E-139-41-18.405761">
            <text:p>N-35-37-43.92517 E-139-41-18.405761</text:p>
          </table:table-cell>
          <table:table-cell table:style-name="ce3" office:value-type="string">
            <text:p>N-35-37-43.92517 E-139-41-18.405761</text:p>
          </table:table-cell>
          <table:table-cell table:style-name="ce33" table:formula="of:=IF([.E32]=&quot;&quot;;[.C32];CONCATENATE([.C32];&quot; / &quot;;[.E32]))" office:value-type="string" office:string-value=":PHOTO 記録しておきたいもの / @学芸大学駅、東和現場への途中 / 公園前の掲示板；町内会；商店街 / N-35-37-43.92517 E-139-41-18.405761 / N-35-37-43.92517 E-139-41-18.405761">
            <text:p>:PHOTO 記録しておきたいもの / @学芸大学駅、東和現場への途中 / 公園前の掲示板；町内会；商店街 / N-35-37-43.92517 E-139-41-18.405761 / N-35-37-43.92517 E-139-41-18.40576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5-29_16-44-34_000.jpg</text:p>
          </table:table-cell>
          <table:table-cell table:style-name="ce6" office:value-type="string">
            <text:p>:PHOTO 記録しておきたいもの / @学芸大学駅、東和現場への途中 / 公園前の掲示板；町内会；商店街 / N-35-35-28.669738 E-139-34-49.434814</text:p>
          </table:table-cell>
          <table:table-cell table:style-name="ce3"/>
          <table:table-cell table:style-name="ce3" table:formula="of:=[.F33]" office:value-type="string" office:string-value="N-35-35-28.669738 E-139-34-49.434814">
            <text:p>N-35-35-28.669738 E-139-34-49.434814</text:p>
          </table:table-cell>
          <table:table-cell table:style-name="ce3" office:value-type="string">
            <text:p>N-35-35-28.669738 E-139-34-49.434814</text:p>
          </table:table-cell>
          <table:table-cell table:style-name="ce33" table:formula="of:=IF([.E33]=&quot;&quot;;[.C33];CONCATENATE([.C33];&quot; / &quot;;[.E33]))" office:value-type="string" office:string-value=":PHOTO 記録しておきたいもの / @学芸大学駅、東和現場への途中 / 公園前の掲示板；町内会；商店街 / N-35-35-28.669738 E-139-34-49.434814 / N-35-35-28.669738 E-139-34-49.434814">
            <text:p>:PHOTO 記録しておきたいもの / @学芸大学駅、東和現場への途中 / 公園前の掲示板；町内会；商店街 / N-35-35-28.669738 E-139-34-49.434814 / N-35-35-28.669738 E-139-34-49.43481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20-05-29_17-01-37_000.jpg</text:p>
          </table:table-cell>
          <table:table-cell table:style-name="ce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34]=&quot;&quot;;[.C34];CONCATENATE([.C34];&quot; / &quot;;[.E34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20-05-29_17-22-36_000.jpg</text:p>
          </table:table-cell>
          <table:table-cell table:style-name="ce6" office:value-type="string">
            <text:p>:m 食べた物　間食 / お菓子</text:p>
          </table:table-cell>
          <table:table-cell table:style-name="ce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3" table:formula="of:=IF([.E35]=&quot;&quot;;[.C35];CONCATENATE([.C35];&quot; / &quot;;[.E35]))" office:value-type="string" office:string-value=":m 食べた物　間食 / お菓子">
            <text:p>:m 食べた物　間食 / お菓子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20-05-29_17-26-36_000.jpg</text:p>
          </table:table-cell>
          <table:table-cell table:style-name="ce6" office:value-type="string">
            <text:p>:m 食べた物　間食 / お菓子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36]=&quot;&quot;;[.C36];CONCATENATE([.C36];&quot; / &quot;;[.E36]))" office:value-type="string" office:string-value=":m 食べた物　間食 / お菓子">
            <text:p>:m 食べた物　間食 / お菓子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20-05-29_19-53-08_000.jpg</text:p>
          </table:table-cell>
          <table:table-cell table:style-name="ce6" office:value-type="string">
            <text:p>:PHOTO 記録用 / @宮前平公園、倉庫の裏 / 猫、ドン / 背中、腰の上のあたり、脇；毛、抜けている / N-35-35-17.340087 E-139-34-50.64331</text:p>
          </table:table-cell>
          <table:table-cell table:style-name="ce3"/>
          <table:table-cell table:style-name="ce3" table:formula="of:=[.F37]" office:value-type="string" office:string-value="N-35-35-17.340087 E-139-34-50.64331">
            <text:p>N-35-35-17.340087 E-139-34-50.64331</text:p>
          </table:table-cell>
          <table:table-cell table:style-name="ce3" office:value-type="string">
            <text:p>N-35-35-17.340087 E-139-34-50.64331</text:p>
          </table:table-cell>
          <table:table-cell table:style-name="ce33" table:formula="of:=IF([.E37]=&quot;&quot;;[.C37];CONCATENATE([.C37];&quot; / &quot;;[.E37]))" office:value-type="string" office:string-value=":PHOTO 記録用 / @宮前平公園、倉庫の裏 / 猫、ドン / 背中、腰の上のあたり、脇；毛、抜けている / N-35-35-17.340087 E-139-34-50.64331 / N-35-35-17.340087 E-139-34-50.64331">
            <text:p>:PHOTO 記録用 / @宮前平公園、倉庫の裏 / 猫、ドン / 背中、腰の上のあたり、脇；毛、抜けている / N-35-35-17.340087 E-139-34-50.64331 / N-35-35-17.340087 E-139-34-50.6433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2020-05-29_19-53-30_000.jpg</text:p>
          </table:table-cell>
          <table:table-cell table:style-name="ce6" office:value-type="string">
            <text:p>:PHOTO 記録用 / @宮前平公園、倉庫の裏 / 猫、ドン / 背中、腰の上のあたり、脇；毛、抜けている / N-35-35-17.546081 E-139-34-50.588378</text:p>
          </table:table-cell>
          <table:table-cell table:style-name="ce3"/>
          <table:table-cell table:style-name="ce3" table:formula="of:=[.F38]" office:value-type="string" office:string-value="N-35-35-17.546081 E-139-34-50.588378">
            <text:p>N-35-35-17.546081 E-139-34-50.588378</text:p>
          </table:table-cell>
          <table:table-cell table:style-name="ce3" office:value-type="string">
            <text:p>N-35-35-17.546081 E-139-34-50.588378</text:p>
          </table:table-cell>
          <table:table-cell table:style-name="ce33" table:formula="of:=IF([.E38]=&quot;&quot;;[.C38];CONCATENATE([.C38];&quot; / &quot;;[.E38]))" office:value-type="string" office:string-value=":PHOTO 記録用 / @宮前平公園、倉庫の裏 / 猫、ドン / 背中、腰の上のあたり、脇；毛、抜けている / N-35-35-17.546081 E-139-34-50.588378 / N-35-35-17.546081 E-139-34-50.588378">
            <text:p>:PHOTO 記録用 / @宮前平公園、倉庫の裏 / 猫、ドン / 背中、腰の上のあたり、脇；毛、抜けている / N-35-35-17.546081 E-139-34-50.588378 / N-35-35-17.546081 E-139-34-50.58837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string">
            <text:p>2020-05-29_19-53-40_000.jpg</text:p>
          </table:table-cell>
          <table:table-cell table:style-name="ce6" office:value-type="string">
            <text:p>:PHOTO 記録用 / @宮前平公園、倉庫の裏 / 猫、ドン / 背中、腰の上のあたり、脇；毛、抜けている / N-35-35-17.340087 E-139-34-50.64331</text:p>
          </table:table-cell>
          <table:table-cell table:style-name="ce24"/>
          <table:table-cell table:style-name="ce3" table:formula="of:=[.F39]" office:value-type="string" office:string-value="N-35-35-17.340087 E-139-34-50.64331">
            <text:p>N-35-35-17.340087 E-139-34-50.64331</text:p>
          </table:table-cell>
          <table:table-cell table:style-name="ce3" office:value-type="string">
            <text:p>N-35-35-17.340087 E-139-34-50.64331</text:p>
          </table:table-cell>
          <table:table-cell table:style-name="ce33" table:formula="of:=IF([.E39]=&quot;&quot;;[.C39];CONCATENATE([.C39];&quot; / &quot;;[.E39]))" office:value-type="string" office:string-value=":PHOTO 記録用 / @宮前平公園、倉庫の裏 / 猫、ドン / 背中、腰の上のあたり、脇；毛、抜けている / N-35-35-17.340087 E-139-34-50.64331 / N-35-35-17.340087 E-139-34-50.64331">
            <text:p>:PHOTO 記録用 / @宮前平公園、倉庫の裏 / 猫、ドン / 背中、腰の上のあたり、脇；毛、抜けている / N-35-35-17.340087 E-139-34-50.64331 / N-35-35-17.340087 E-139-34-50.6433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2020-05-29_19-53-48_000.jpg</text:p>
          </table:table-cell>
          <table:table-cell table:style-name="ce6" office:value-type="string">
            <text:p>:PHOTO 記録用 / @宮前平公園、倉庫の裏 / 猫、ドン / 背中、腰の上のあたり、脇；毛、抜けている / N-35-35-17.25769 E-139-34-50.753173</text:p>
          </table:table-cell>
          <table:table-cell table:style-name="ce14"/>
          <table:table-cell table:style-name="ce3" table:formula="of:=[.F40]" office:value-type="string" office:string-value="N-35-35-17.25769 E-139-34-50.753173">
            <text:p>N-35-35-17.25769 E-139-34-50.753173</text:p>
          </table:table-cell>
          <table:table-cell table:style-name="ce3" office:value-type="string">
            <text:p>N-35-35-17.25769 E-139-34-50.753173</text:p>
          </table:table-cell>
          <table:table-cell table:style-name="ce33" table:formula="of:=IF([.E40]=&quot;&quot;;[.C40];CONCATENATE([.C40];&quot; / &quot;;[.E40]))" office:value-type="string" office:string-value=":PHOTO 記録用 / @宮前平公園、倉庫の裏 / 猫、ドン / 背中、腰の上のあたり、脇；毛、抜けている / N-35-35-17.25769 E-139-34-50.753173 / N-35-35-17.25769 E-139-34-50.753173">
            <text:p>:PHOTO 記録用 / @宮前平公園、倉庫の裏 / 猫、ドン / 背中、腰の上のあたり、脇；毛、抜けている / N-35-35-17.25769 E-139-34-50.753173 / N-35-35-17.25769 E-139-34-50.753173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string">
            <text:p>2020-05-29_19-54-08_000.jpg</text:p>
          </table:table-cell>
          <table:table-cell table:style-name="ce6" office:value-type="string">
            <text:p>:PHOTO 記録用 / @宮前平公園、倉庫の裏 / 猫、ドン / 背中、腰の上のあたり、脇；毛、抜けている / N-35-35-17.738342 E-139-34-50.863037</text:p>
          </table:table-cell>
          <table:table-cell table:style-name="ce24"/>
          <table:table-cell table:style-name="ce3" table:formula="of:=[.F41]" office:value-type="string" office:string-value="N-35-35-17.738342 E-139-34-50.863037">
            <text:p>N-35-35-17.738342 E-139-34-50.863037</text:p>
          </table:table-cell>
          <table:table-cell table:style-name="ce3" office:value-type="string">
            <text:p>N-35-35-17.738342 E-139-34-50.863037</text:p>
          </table:table-cell>
          <table:table-cell table:style-name="ce33" table:formula="of:=IF([.E41]=&quot;&quot;;[.C41];CONCATENATE([.C41];&quot; / &quot;;[.E41]))" office:value-type="string" office:string-value=":PHOTO 記録用 / @宮前平公園、倉庫の裏 / 猫、ドン / 背中、腰の上のあたり、脇；毛、抜けている / N-35-35-17.738342 E-139-34-50.863037 / N-35-35-17.738342 E-139-34-50.863037">
            <text:p>:PHOTO 記録用 / @宮前平公園、倉庫の裏 / 猫、ドン / 背中、腰の上のあたり、脇；毛、抜けている / N-35-35-17.738342 E-139-34-50.863037 / N-35-35-17.738342 E-139-34-50.86303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string">
            <text:p>2020-05-29_19-54-22_000.jpg</text:p>
          </table:table-cell>
          <table:table-cell table:style-name="ce6" office:value-type="string">
            <text:p>:PHOTO 記録用 / @宮前平公園、倉庫の裏 / 猫、ドン / 背中、腰の上のあたり、脇；毛、抜けている / N-35-35-17.546081 E-139-34-50.533447</text:p>
          </table:table-cell>
          <table:table-cell table:style-name="ce3"/>
          <table:table-cell table:style-name="ce3" table:formula="of:=[.F42]" office:value-type="string" office:string-value="N-35-35-17.546081 E-139-34-50.533447">
            <text:p>N-35-35-17.546081 E-139-34-50.533447</text:p>
          </table:table-cell>
          <table:table-cell table:style-name="ce3" office:value-type="string">
            <text:p>N-35-35-17.546081 E-139-34-50.533447</text:p>
          </table:table-cell>
          <table:table-cell table:style-name="ce33" table:formula="of:=IF([.E42]=&quot;&quot;;[.C42];CONCATENATE([.C42];&quot; / &quot;;[.E42]))" office:value-type="string" office:string-value=":PHOTO 記録用 / @宮前平公園、倉庫の裏 / 猫、ドン / 背中、腰の上のあたり、脇；毛、抜けている / N-35-35-17.546081 E-139-34-50.533447 / N-35-35-17.546081 E-139-34-50.533447">
            <text:p>:PHOTO 記録用 / @宮前平公園、倉庫の裏 / 猫、ドン / 背中、腰の上のあたり、脇；毛、抜けている / N-35-35-17.546081 E-139-34-50.533447 / N-35-35-17.546081 E-139-34-50.53344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string">
            <text:p>2020-05-29_19-54-43_000.jpg</text:p>
          </table:table-cell>
          <table:table-cell table:style-name="ce6" office:value-type="string">
            <text:p>:PHOTO 記録用 / @宮前平公園、倉庫の裏 / 猫、ドン / 背中、腰の上のあたり、脇；毛、抜けている / N-35-35-14.854431 E-139-34-49.929199</text:p>
          </table:table-cell>
          <table:table-cell table:style-name="ce3"/>
          <table:table-cell table:style-name="ce3" table:formula="of:=[.F43]" office:value-type="string" office:string-value="N-35-35-14.854431 E-139-34-49.929199">
            <text:p>N-35-35-14.854431 E-139-34-49.929199</text:p>
          </table:table-cell>
          <table:table-cell table:style-name="ce3" office:value-type="string">
            <text:p>N-35-35-14.854431 E-139-34-49.929199</text:p>
          </table:table-cell>
          <table:table-cell table:style-name="ce33" table:formula="of:=IF([.E43]=&quot;&quot;;[.C43];CONCATENATE([.C43];&quot; / &quot;;[.E43]))" office:value-type="string" office:string-value=":PHOTO 記録用 / @宮前平公園、倉庫の裏 / 猫、ドン / 背中、腰の上のあたり、脇；毛、抜けている / N-35-35-14.854431 E-139-34-49.929199 / N-35-35-14.854431 E-139-34-49.929199">
            <text:p>:PHOTO 記録用 / @宮前平公園、倉庫の裏 / 猫、ドン / 背中、腰の上のあたり、脇；毛、抜けている / N-35-35-14.854431 E-139-34-49.929199 / N-35-35-14.854431 E-139-34-49.929199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2020-05-29_19-55-03_000.jpg</text:p>
          </table:table-cell>
          <table:table-cell table:style-name="ce6" office:value-type="string">
            <text:p>:PHOTO 記録用 / @宮前平公園、倉庫の裏 / 猫、ドン / 背中、腰の上のあたり、脇；毛、抜けている / N-35-35-17.532348 E-139-34-50.588378</text:p>
          </table:table-cell>
          <table:table-cell table:style-name="ce3"/>
          <table:table-cell table:style-name="ce3" table:formula="of:=[.F44]" office:value-type="string" office:string-value="N-35-35-17.532348 E-139-34-50.588378">
            <text:p>N-35-35-17.532348 E-139-34-50.588378</text:p>
          </table:table-cell>
          <table:table-cell table:style-name="ce3" office:value-type="string">
            <text:p>N-35-35-17.532348 E-139-34-50.588378</text:p>
          </table:table-cell>
          <table:table-cell table:style-name="ce33" table:formula="of:=IF([.E44]=&quot;&quot;;[.C44];CONCATENATE([.C44];&quot; / &quot;;[.E44]))" office:value-type="string" office:string-value=":PHOTO 記録用 / @宮前平公園、倉庫の裏 / 猫、ドン / 背中、腰の上のあたり、脇；毛、抜けている / N-35-35-17.532348 E-139-34-50.588378 / N-35-35-17.532348 E-139-34-50.588378">
            <text:p>:PHOTO 記録用 / @宮前平公園、倉庫の裏 / 猫、ドン / 背中、腰の上のあたり、脇；毛、抜けている / N-35-35-17.532348 E-139-34-50.588378 / N-35-35-17.532348 E-139-34-50.58837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string">
            <text:p>2020-05-29_19-55-22_000.jpg</text:p>
          </table:table-cell>
          <table:table-cell table:style-name="ce6" office:value-type="string">
            <text:p>:PHOTO 記録用 / @宮前平公園、倉庫の裏 / 猫、ドン / 背中、腰の上のあたり、脇；毛、抜けている / N-35-35-17.532348 E-139-34-50.588378</text:p>
          </table:table-cell>
          <table:table-cell table:style-name="ce3"/>
          <table:table-cell table:style-name="ce3" table:formula="of:=[.F45]" office:value-type="string" office:string-value="N-35-35-17.532348 E-139-34-50.588378">
            <text:p>N-35-35-17.532348 E-139-34-50.588378</text:p>
          </table:table-cell>
          <table:table-cell table:style-name="ce3" office:value-type="string">
            <text:p>N-35-35-17.532348 E-139-34-50.588378</text:p>
          </table:table-cell>
          <table:table-cell table:style-name="ce33" table:formula="of:=IF([.E45]=&quot;&quot;;[.C45];CONCATENATE([.C45];&quot; / &quot;;[.E45]))" office:value-type="string" office:string-value=":PHOTO 記録用 / @宮前平公園、倉庫の裏 / 猫、ドン / 背中、腰の上のあたり、脇；毛、抜けている / N-35-35-17.532348 E-139-34-50.588378 / N-35-35-17.532348 E-139-34-50.588378">
            <text:p>:PHOTO 記録用 / @宮前平公園、倉庫の裏 / 猫、ドン / 背中、腰の上のあたり、脇；毛、抜けている / N-35-35-17.532348 E-139-34-50.588378 / N-35-35-17.532348 E-139-34-50.58837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string">
            <text:p>2020-05-29_19-57-29_000.jpg</text:p>
          </table:table-cell>
          <table:table-cell table:style-name="ce6" office:value-type="string">
            <text:p>:PHOTO 記録用 / @宮前平公園、倉庫の裏 / 猫、ドン / エサを食べたあと；定位置から離れて、遠くを見ている / N-35-35-17.463684 E-139-34-50.588378</text:p>
          </table:table-cell>
          <table:table-cell table:style-name="ce3"/>
          <table:table-cell table:style-name="ce3" table:formula="of:=[.F46]" office:value-type="string" office:string-value="N-35-35-17.463684 E-139-34-50.588378">
            <text:p>N-35-35-17.463684 E-139-34-50.588378</text:p>
          </table:table-cell>
          <table:table-cell table:style-name="ce3" office:value-type="string">
            <text:p>N-35-35-17.463684 E-139-34-50.588378</text:p>
          </table:table-cell>
          <table:table-cell table:style-name="ce33" table:formula="of:=IF([.E46]=&quot;&quot;;[.C46];CONCATENATE([.C46];&quot; / &quot;;[.E46]))" office:value-type="string" office:string-value=":PHOTO 記録用 / @宮前平公園、倉庫の裏 / 猫、ドン / エサを食べたあと；定位置から離れて、遠くを見ている / N-35-35-17.463684 E-139-34-50.588378 / N-35-35-17.463684 E-139-34-50.588378">
            <text:p>:PHOTO 記録用 / @宮前平公園、倉庫の裏 / 猫、ドン / エサを食べたあと；定位置から離れて、遠くを見ている / N-35-35-17.463684 E-139-34-50.588378 / N-35-35-17.463684 E-139-34-50.588378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3" office:value-type="string">
            <text:p>2020-05-29_19-57-50_000.jpg</text:p>
          </table:table-cell>
          <table:table-cell table:style-name="ce6" office:value-type="string">
            <text:p>:PHOTO 記録用 / @宮前平公園、倉庫の裏 / 猫、ドン / エサを食べたあと；定位置から離れて、遠くを見ている / N-35-35-17.340087 E-139-34-50.698242</text:p>
          </table:table-cell>
          <table:table-cell table:style-name="ce3"/>
          <table:table-cell table:style-name="ce3" table:formula="of:=[.F47]" office:value-type="string" office:string-value="N-35-35-17.340087 E-139-34-50.698242">
            <text:p>N-35-35-17.340087 E-139-34-50.698242</text:p>
          </table:table-cell>
          <table:table-cell table:style-name="ce3" office:value-type="string">
            <text:p>N-35-35-17.340087 E-139-34-50.698242</text:p>
          </table:table-cell>
          <table:table-cell table:style-name="ce33" table:formula="of:=IF([.E47]=&quot;&quot;;[.C47];CONCATENATE([.C47];&quot; / &quot;;[.E47]))" office:value-type="string" office:string-value=":PHOTO 記録用 / @宮前平公園、倉庫の裏 / 猫、ドン / エサを食べたあと；定位置から離れて、遠くを見ている / N-35-35-17.340087 E-139-34-50.698242 / N-35-35-17.340087 E-139-34-50.698242">
            <text:p>:PHOTO 記録用 / @宮前平公園、倉庫の裏 / 猫、ドン / エサを食べたあと；定位置から離れて、遠くを見ている / N-35-35-17.340087 E-139-34-50.698242 / N-35-35-17.340087 E-139-34-50.69824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3" office:value-type="string">
            <text:p>2020-05-29_20-50-36_000.jpg</text:p>
          </table:table-cell>
          <table:table-cell table:style-name="ce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3" table:formula="of:=IF([.E48]=&quot;&quot;;[.C48];CONCATENATE([.C48];&quot; / &quot;;[.E48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3" office:value-type="string">
            <text:p>2020-05-29_23-39-00_000.jpg</text:p>
          </table:table-cell>
          <table:table-cell table:style-name="ce6" office:value-type="string">
            <text:p>:m 東和 PHOTO / 200529f / 学芸大学駅 / こぶしえん新築工事 / １名 / テクノキャリア（扶桑電気）（東亜建設工業） / 日報</text:p>
          </table:table-cell>
          <table:table-cell table:style-name="ce3"/>
          <table:table-cell table:style-name="ce3"/>
          <table:table-cell table:style-name="ce3" office:value-type="string">
            <text:p>N-35-35-28.683471 E-139-34-48.940429</text:p>
          </table:table-cell>
          <table:table-cell table:style-name="ce33" table:formula="of:=IF([.E49]=&quot;&quot;;[.C49];CONCATENATE([.C49];&quot; / &quot;;[.E49]))" office:value-type="string" office:string-value=":m 東和 PHOTO / 200529f / 学芸大学駅 / こぶしえん新築工事 / １名 / テクノキャリア（扶桑電気）（東亜建設工業） / 日報">
            <text:p>:m 東和 PHOTO / 200529f / 学芸大学駅 / こぶしえん新築工事 / １名 / テクノキャリア（扶桑電気）（東亜建設工業） / 日報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3" office:value-type="string">
            <text:p>2020-05-30_00-18-37_000.jpg</text:p>
          </table:table-cell>
          <table:table-cell table:style-name="ce16" office:value-type="string">
            <text:p>:m :PHOTO 寝た時刻 / 2020</text:p>
          </table:table-cell>
          <table:table-cell table:style-name="ce3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50]=&quot;&quot;;[.C50];CONCATENATE([.C50];&quot; / &quot;;[.E50]))" office:value-type="string" office:string-value=":m :PHOTO 寝た時刻 / 2020">
            <text:p>:m :PHOTO 寝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3" office:value-type="string">
            <text:p>2020-05-30_07-45-45_000.jpg</text:p>
          </table:table-cell>
          <table:table-cell table:style-name="ce17" office:value-type="string">
            <text:p>:m :PHOTO 起きた時刻 / 2020</text:p>
          </table:table-cell>
          <table:table-cell table:style-name="ce3"/>
          <table:table-cell table:style-name="ce3"/>
          <table:table-cell table:style-name="ce3" office:value-type="string">
            <text:p>N-35-35-28.642272 E-139-34-49.489746</text:p>
          </table:table-cell>
          <table:table-cell table:style-name="ce33" table:formula="of:=IF([.E51]=&quot;&quot;;[.C51];CONCATENATE([.C51];&quot; / &quot;;[.E51]))" office:value-type="string" office:string-value=":m :PHOTO 起きた時刻 / 2020">
            <text:p>:m :PHOTO 起き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8_10-52-10_000.mp4</text:p>
          </table:table-cell>
          <table:table-cell table:style-name="ce6" office:value-type="string">
            <text:p>:VIDEO / @自宅 / メモ / kb,keyboard / 演奏、play / k-2020-0528-1 / genr=et-N,sc=dorian,key=C,RH=notes,LH=arpeggio,for=LH-RH-different-move;dissonance</text:p>
          </table:table-cell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string" office:string-value=":VIDEO / @自宅 / メモ / kb,keyboard / 演奏、play / k-2020-0528-1 / genr=et-N,sc=dorian,key=C,RH=notes,LH=arpeggio,for=LH-RH-different-move;dissonance">
            <text:p>:VIDEO / @自宅 / メモ / kb,keyboard / 演奏、play / k-2020-0528-1 / genr=et-N,sc=dorian,key=C,RH=notes,LH=arpeggio,for=LH-RH-different-move;dissonanc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28_11-11-24_000.mp4</text:p>
          </table:table-cell>
          <table:table-cell table:style-name="ce23" office:value-type="string">
            <text:p>:VIDEO / @自宅 / メモ / kb,keyboard / 演奏、play / k-2020-0528-2 / genr=et-N,key=G,RH=trill-seesaw,LH=notes-base,for=LH-RH-different-move;trill-seesaw:1-3+5</text:p>
          </table:table-cell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string" office:string-value=":VIDEO / @自宅 / メモ / kb,keyboard / 演奏、play / k-2020-0528-2 / genr=et-N,key=G,RH=trill-seesaw,LH=notes-base,for=LH-RH-different-move;trill-seesaw:1-3+5">
            <text:p>:VIDEO / @自宅 / メモ / kb,keyboard / 演奏、play / k-2020-0528-2 / genr=et-N,key=G,RH=trill-seesaw,LH=notes-base,for=LH-RH-different-move;trill-seesaw:1-3+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8_11-19-26_000.mp4</text:p>
          </table:table-cell>
          <table:table-cell table:style-name="ce23" office:value-type="string">
            <text:p>:VIDEO / @自宅 / メモ / kb,keyboard / 演奏、play / k-2020-0528-3 / genr=res,memo=Dm7+Fmajor,for=voicing:LH+RH</text:p>
          </table:table-cell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string" office:string-value=":VIDEO / @自宅 / メモ / kb,keyboard / 演奏、play / k-2020-0528-3 / genr=res,memo=Dm7+Fmajor,for=voicing:LH+RH">
            <text:p>:VIDEO / @自宅 / メモ / kb,keyboard / 演奏、play / k-2020-0528-3 / genr=res,memo=Dm7+Fmajor,for=voicing:LH+RH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9_04-13-32_000.m4a</text:p>
          </table:table-cell>
          <table:table-cell table:style-name="ce6" office:value-type="string">
            <text:p>:VOICE-MEMO / @自宅 / diary / 記録 / 回路をシミュレートするソフト、これだ；マウスピースを取り出すとき、水を切る動作、やり方</text:p>
          </table:table-cell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string" office:string-value=":VOICE-MEMO / @自宅 / diary / 記録 / 回路をシミュレートするソフト、これだ；マウスピースを取り出すとき、水を切る動作、やり方">
            <text:p>:VOICE-MEMO / @自宅 / diary / 記録 / 回路をシミュレートするソフト、これだ；マウスピースを取り出すとき、水を切る動作、やり方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9_16-43-58_000.mid</text:p>
          </table:table-cell>
          <table:table-cell table:style-name="ce6" office:value-type="string">
            <text:p>:in-mid / app=perfect-piano / 演奏、play / id-2020-0529-1 / category=melody,inst=piano,source=inhead</text:p>
          </table:table-cell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string" office:string-value=":in-mid / app=perfect-piano / 演奏、play / id-2020-0529-1 / category=melody,inst=piano,source=inhead">
            <text:p>:in-mid / app=perfect-piano / 演奏、play / id-2020-0529-1 / category=melody,inst=piano,source=inhead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30_07-43-34_000.mp4</text:p>
          </table:table-cell>
          <table:table-cell table:style-name="ce6" office:value-type="string">
            <text:p>:VIDEO / @自宅 / 記録 / 身体の状況 / 左足；甲 / 腫れている；痛みあり</text:p>
          </table:table-cell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string" office:string-value=":VIDEO / @自宅 / 記録 / 身体の状況 / 左足；甲 / 腫れている；痛みあり">
            <text:p>:VIDEO / @自宅 / 記録 / 身体の状況 / 左足；甲 / 腫れている；痛みあり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0">2020/05/30</text:date>, <text:time>09:33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30T09:33:25.84</dc:date>
    <dc:creator>iwabuchi ken</dc:creator>
    <meta:editing-duration>P21DT9H46M28S</meta:editing-duration>
    <meta:editing-cycles>8339</meta:editing-cycles>
    <meta:document-statistic meta:table-count="1" meta:cell-count="554" meta:object-count="0"/>
  </office:meta>
</office:document-meta>
</file>